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3500000000000001" table:style-name="ce1">
            <text:p>0.635</text:p>
          </table:table-cell>
          <table:table-cell office:value-type="float" office:value="0.69571428571428573" table:formula="of:=[.B25]+([.$I$25]-[.$B$25])/7" table:style-name="ce1">
            <text:p>0.695714286</text:p>
          </table:table-cell>
          <table:table-cell office:value-type="float" office:value="0.75642857142857145" table:formula="of:=[.C25]+([.$I$25]-[.$B$25])/7" table:style-name="ce1">
            <text:p>0.756428571</text:p>
          </table:table-cell>
          <table:table-cell office:value-type="float" office:value="0.81714285714285717" table:formula="of:=[.D25]+([.$I$25]-[.$B$25])/7" table:style-name="ce1">
            <text:p>0.817142857</text:p>
          </table:table-cell>
          <table:table-cell office:value-type="float" office:value="0.87785714285714289" table:formula="of:=[.E25]+([.$I$25]-[.$B$25])/7" table:style-name="ce1">
            <text:p>0.877857143</text:p>
          </table:table-cell>
          <table:table-cell office:value-type="float" office:value="0.93857142857142861" table:formula="of:=[.F25]+([.$I$25]-[.$B$25])/7" table:style-name="ce1">
            <text:p>0.938571429</text:p>
          </table:table-cell>
          <table:table-cell office:value-type="float" office:value="0.99928571428571433" table:formula="of:=[.G25]+([.$I$25]-[.$B$25])/7" table:style-name="ce1">
            <text:p>0.999285714</text:p>
          </table:table-cell>
          <table:table-cell office:value-type="float" office:value="1.06" table:style-name="ce1">
            <text:p>1.06</text:p>
          </table:table-cell>
          <table:table-cell office:value-type="float" office:value="1.1207142857142858" table:formula="of:=[.I25]+([.$I$25]-[.$B$25])/7" table:style-name="ce1">
            <text:p>1.120714286</text:p>
          </table:table-cell>
          <table:table-cell office:value-type="float" office:value="1.1814285714285715" table:formula="of:=[.J25]+([.$I$25]-[.$B$25])/7" table:style-name="ce1">
            <text:p>1.18142857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8255535000000004E-2" table:formula="of:=[.B4]*[.B$25]" table:style-name="ce1">
            <text:p>0.058255535</text:p>
          </table:table-cell>
          <table:table-cell office:value-type="float" office:value="3.9669628571428577E-2" table:formula="of:=[.C4]*[.C$25]" table:style-name="ce1">
            <text:p>0.039669629</text:p>
          </table:table-cell>
          <table:table-cell office:value-type="float" office:value="2.384943642857143E-2" table:formula="of:=[.D4]*[.D$25]" table:style-name="ce1">
            <text:p>0.023849436</text:p>
          </table:table-cell>
          <table:table-cell office:value-type="float" office:value="1.1518445714285714E-2" table:formula="of:=[.E4]*[.E$25]" table:style-name="ce1">
            <text:p>0.011518446</text:p>
          </table:table-cell>
          <table:table-cell office:value-type="float" office:value="-1.5172882857142859E-2" table:formula="of:=[.F4]*[.F$25]" table:style-name="ce1">
            <text:p>-0.015172883</text:p>
          </table:table-cell>
          <table:table-cell office:value-type="float" office:value="-3.499369714285714E-2" table:formula="of:=[.G4]*[.G$25]" table:style-name="ce1">
            <text:p>-0.034993697</text:p>
          </table:table-cell>
          <table:table-cell office:value-type="float" office:value="-5.7036230714285721E-2" table:formula="of:=[.H4]*[.H$25]" table:style-name="ce1">
            <text:p>-0.057036231</text:p>
          </table:table-cell>
          <table:table-cell office:value-type="float" office:value="-0.21819146" table:formula="of:=[.I4]*[.I$25]" table:style-name="ce1">
            <text:p>-0.21819146</text:p>
          </table:table-cell>
          <table:table-cell office:value-type="float" office:value="-0.353472165" table:formula="of:=[.J4]*[.J$25]" table:style-name="ce1">
            <text:p>-0.353472165</text:p>
          </table:table-cell>
          <table:table-cell office:value-type="float" office:value="-0.5773842271428572" table:formula="of:=[.K4]*[.K$25]" table:style-name="ce1">
            <text:p>-0.57738422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0684349999999997E-2" table:formula="of:=[.B5]*[.B$25]" table:style-name="ce1">
            <text:p>0.09068435</text:p>
          </table:table-cell>
          <table:table-cell office:value-type="float" office:value="5.0241007142857147E-2" table:formula="of:=[.C5]*[.C$25]" table:style-name="ce1">
            <text:p>0.050241007</text:p>
          </table:table-cell>
          <table:table-cell office:value-type="float" office:value="2.8763952857142856E-2" table:formula="of:=[.D5]*[.D$25]" table:style-name="ce1">
            <text:p>0.028763953</text:p>
          </table:table-cell>
          <table:table-cell office:value-type="float" office:value="1.6672982857142856E-2" table:formula="of:=[.E5]*[.E$25]" table:style-name="ce1">
            <text:p>0.016672983</text:p>
          </table:table-cell>
          <table:table-cell office:value-type="float" office:value="-8.4212835714285728E-3" table:formula="of:=[.F5]*[.F$25]" table:style-name="ce1">
            <text:p>-0.008421284</text:p>
          </table:table-cell>
          <table:table-cell office:value-type="float" office:value="-2.4938781428571432E-2" table:formula="of:=[.G5]*[.G$25]" table:style-name="ce1">
            <text:p>-0.024938781</text:p>
          </table:table-cell>
          <table:table-cell office:value-type="float" office:value="-2.4538460000000002E-2" table:formula="of:=[.H5]*[.H$25]" table:style-name="ce1">
            <text:p>-0.02453846</text:p>
          </table:table-cell>
          <table:table-cell office:value-type="float" office:value="-0.16040768" table:formula="of:=[.I5]*[.I$25]" table:style-name="ce1">
            <text:p>-0.16040768</text:p>
          </table:table-cell>
          <table:table-cell office:value-type="float" office:value="-0.29833862571428571" table:formula="of:=[.J5]*[.J$25]" table:style-name="ce1">
            <text:p>-0.298338626</text:p>
          </table:table-cell>
          <table:table-cell office:value-type="float" office:value="-0.51868022285714288" table:formula="of:=[.K5]*[.K$25]" table:style-name="ce1">
            <text:p>-0.518680223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0546495" table:formula="of:=[.B6]*[.B$25]" table:style-name="ce1">
            <text:p>0.120546495</text:p>
          </table:table-cell>
          <table:table-cell office:value-type="float" office:value="5.7272591428571433E-2" table:formula="of:=[.C6]*[.C$25]" table:style-name="ce1">
            <text:p>0.057272591</text:p>
          </table:table-cell>
          <table:table-cell office:value-type="float" office:value="3.1807821428571428E-2" table:formula="of:=[.D6]*[.D$25]" table:style-name="ce1">
            <text:p>0.031807821</text:p>
          </table:table-cell>
          <table:table-cell office:value-type="float" office:value="2.1856937142857143E-2" table:formula="of:=[.E6]*[.E$25]" table:style-name="ce1">
            <text:p>0.021856937</text:p>
          </table:table-cell>
          <table:table-cell office:value-type="float" office:value="1.5265057857142859E-2" table:formula="of:=[.F6]*[.F$25]" table:style-name="ce1">
            <text:p>0.015265058</text:p>
          </table:table-cell>
          <table:table-cell office:value-type="float" office:value="3.7448999999999998E-3" table:formula="of:=[.G6]*[.G$25]" table:style-name="ce1">
            <text:p>0.0037449</text:p>
          </table:table-cell>
          <table:table-cell office:value-type="float" office:value="-2.6901770714285716E-2" table:formula="of:=[.H6]*[.H$25]" table:style-name="ce1">
            <text:p>-0.026901771</text:p>
          </table:table-cell>
          <table:table-cell office:value-type="float" office:value="-6.0222840000000007E-2" table:formula="of:=[.I6]*[.I$25]" table:style-name="ce1">
            <text:p>-0.06022284</text:p>
          </table:table-cell>
          <table:table-cell office:value-type="float" office:value="-9.1838052857142874E-2" table:formula="of:=[.J6]*[.J$25]" table:style-name="ce1">
            <text:p>-0.091838053</text:p>
          </table:table-cell>
          <table:table-cell office:value-type="float" office:value="-0.43640908142857149" table:formula="of:=[.K6]*[.K$25]" table:style-name="ce1">
            <text:p>-0.436409081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6650144500000003" table:formula="of:=[.B7]*[.B$25]" table:style-name="ce1">
            <text:p>0.166501445</text:p>
          </table:table-cell>
          <table:table-cell office:value-type="float" office:value="8.7692698571428571E-2" table:formula="of:=[.C7]*[.C$25]" table:style-name="ce1">
            <text:p>0.087692699</text:p>
          </table:table-cell>
          <table:table-cell office:value-type="float" office:value="5.8400824285714283E-2" table:formula="of:=[.D7]*[.D$25]" table:style-name="ce1">
            <text:p>0.058400824</text:p>
          </table:table-cell>
          <table:table-cell office:value-type="float" office:value="3.7524017142857143E-2" table:formula="of:=[.E7]*[.E$25]" table:style-name="ce1">
            <text:p>0.037524017</text:p>
          </table:table-cell>
          <table:table-cell office:value-type="float" office:value="2.1699750714285718E-2" table:formula="of:=[.F7]*[.F$25]" table:style-name="ce1">
            <text:p>0.021699751</text:p>
          </table:table-cell>
          <table:table-cell office:value-type="float" office:value="5.6896200000000003E-3" table:formula="of:=[.G7]*[.G$25]" table:style-name="ce1">
            <text:p>0.00568962</text:p>
          </table:table-cell>
          <table:table-cell office:value-type="float" office:value="-2.8100913571428572E-3" table:formula="of:=[.H7]*[.H$25]" table:style-name="ce1">
            <text:p>-0.002810091</text:p>
          </table:table-cell>
          <table:table-cell office:value-type="float" office:value="-2.4168000000000002E-2" table:formula="of:=[.I7]*[.I$25]" table:style-name="ce1">
            <text:p>-0.024168</text:p>
          </table:table-cell>
          <table:table-cell office:value-type="float" office:value="-7.8136200000000003E-2" table:formula="of:=[.J7]*[.J$25]" table:style-name="ce1">
            <text:p>-0.0781362</text:p>
          </table:table-cell>
          <table:table-cell office:value-type="float" office:value="-0.34690405285714287" table:formula="of:=[.K7]*[.K$25]" table:style-name="ce1">
            <text:p>-0.346904053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0969605000000002" table:formula="of:=[.B8]*[.B$25]" table:style-name="ce1">
            <text:p>0.20969605</text:p>
          </table:table-cell>
          <table:table-cell office:value-type="float" office:value="0.11323237000000001" table:formula="of:=[.C8]*[.C$25]" table:style-name="ce1">
            <text:p>0.11323237</text:p>
          </table:table-cell>
          <table:table-cell office:value-type="float" office:value="9.3863708571428575E-2" table:formula="of:=[.D8]*[.D$25]" table:style-name="ce1">
            <text:p>0.093863709</text:p>
          </table:table-cell>
          <table:table-cell office:value-type="float" office:value="5.6855982857142863E-2" table:formula="of:=[.E8]*[.E$25]" table:style-name="ce1">
            <text:p>0.056855983</text:p>
          </table:table-cell>
          <table:table-cell office:value-type="float" office:value="5.0832317857142859E-2" table:formula="of:=[.F8]*[.F$25]" table:style-name="ce1">
            <text:p>0.050832318</text:p>
          </table:table-cell>
          <table:table-cell office:value-type="float" office:value="4.6572852857142855E-2" table:formula="of:=[.G8]*[.G$25]" table:style-name="ce1">
            <text:p>0.046572853</text:p>
          </table:table-cell>
          <table:table-cell office:value-type="float" office:value="2.976872142857143E-2" table:formula="of:=[.H8]*[.H$25]" table:style-name="ce1">
            <text:p>0.029768721</text:p>
          </table:table-cell>
          <table:table-cell office:value-type="float" office:value="5.7541040000000002E-2" table:formula="of:=[.I8]*[.I$25]" table:style-name="ce1">
            <text:p>0.05754104</text:p>
          </table:table-cell>
          <table:table-cell office:value-type="float" office:value="6.0762887142857151E-2" table:formula="of:=[.J8]*[.J$25]" table:style-name="ce1">
            <text:p>0.060762887</text:p>
          </table:table-cell>
          <table:table-cell office:value-type="float" office:value="-0.26065858571428574" table:formula="of:=[.K8]*[.K$25]" table:style-name="ce1">
            <text:p>-0.260658586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4974105500000002" table:formula="of:=[.B9]*[.B$25]" table:style-name="ce1">
            <text:p>0.249741055</text:p>
          </table:table-cell>
          <table:table-cell office:value-type="float" office:value="0.17399535999999999" table:formula="of:=[.C9]*[.C$25]" table:style-name="ce1">
            <text:p>0.17399536</text:p>
          </table:table-cell>
          <table:table-cell office:value-type="float" office:value="0.11853765214285715" table:formula="of:=[.D9]*[.D$25]" table:style-name="ce1">
            <text:p>0.118537652</text:p>
          </table:table-cell>
          <table:table-cell office:value-type="float" office:value="9.1862382857142863E-2" table:formula="of:=[.E9]*[.E$25]" table:style-name="ce1">
            <text:p>0.091862383</text:p>
          </table:table-cell>
          <table:table-cell office:value-type="float" office:value="8.0251944285714291E-2" table:formula="of:=[.F9]*[.F$25]" table:style-name="ce1">
            <text:p>0.080251944</text:p>
          </table:table-cell>
          <table:table-cell office:value-type="float" office:value="7.2041927142857148E-2" table:formula="of:=[.G9]*[.G$25]" table:style-name="ce1">
            <text:p>0.072041927</text:p>
          </table:table-cell>
          <table:table-cell office:value-type="float" office:value="5.6049935714285716E-2" table:formula="of:=[.H9]*[.H$25]" table:style-name="ce1">
            <text:p>0.056049936</text:p>
          </table:table-cell>
          <table:table-cell office:value-type="float" office:value="1.9619540000000001E-2" table:formula="of:=[.I9]*[.I$25]" table:style-name="ce1">
            <text:p>0.01961954</text:p>
          </table:table-cell>
          <table:table-cell office:value-type="float" office:value="-6.4463485714285715E-2" table:formula="of:=[.J9]*[.J$25]" table:style-name="ce1">
            <text:p>-0.064463486</text:p>
          </table:table-cell>
          <table:table-cell office:value-type="float" office:value="-0.18326320000000001" table:formula="of:=[.K9]*[.K$25]" table:style-name="ce1">
            <text:p>-0.183263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28723399500000002" table:formula="of:=[.B10]*[.B$25]" table:style-name="ce1">
            <text:p>0.287233995</text:p>
          </table:table-cell>
          <table:table-cell office:value-type="float" office:value="0.21641306000000002" table:formula="of:=[.C10]*[.C$25]" table:style-name="ce1">
            <text:p>0.21641306</text:p>
          </table:table-cell>
          <table:table-cell office:value-type="float" office:value="0.15987344785714286" table:formula="of:=[.D10]*[.D$25]" table:style-name="ce1">
            <text:p>0.159873448</text:p>
          </table:table-cell>
          <table:table-cell office:value-type="float" office:value="0.12925075428571431" table:formula="of:=[.E10]*[.E$25]" table:style-name="ce1">
            <text:p>0.129250754</text:p>
          </table:table-cell>
          <table:table-cell office:value-type="float" office:value="0.11186445785714284" table:formula="of:=[.F10]*[.F$25]" table:style-name="ce1">
            <text:p>0.111864458</text:p>
          </table:table-cell>
          <table:table-cell office:value-type="float" office:value="9.8470221428571425E-2" table:formula="of:=[.G10]*[.G$25]" table:style-name="ce1">
            <text:p>0.098470221</text:p>
          </table:table-cell>
          <table:table-cell office:value-type="float" office:value="8.1113020714285708E-2" table:formula="of:=[.H10]*[.H$25]" table:style-name="ce1">
            <text:p>0.081113021</text:p>
          </table:table-cell>
          <table:table-cell office:value-type="float" office:value="5.0264140000000006E-2" table:formula="of:=[.I10]*[.I$25]" table:style-name="ce1">
            <text:p>0.05026414</text:p>
          </table:table-cell>
          <table:table-cell office:value-type="float" office:value="-8.2921650000000006E-3" table:formula="of:=[.J10]*[.J$25]" table:style-name="ce1">
            <text:p>-0.008292165</text:p>
          </table:table-cell>
          <table:table-cell office:value-type="float" office:value="-0.11633999714285716" table:formula="of:=[.K10]*[.K$25]" table:style-name="ce1">
            <text:p>-0.116339997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2351218000000004" table:formula="of:=[.B11]*[.B$25]" table:style-name="ce1">
            <text:p>0.32351218</text:p>
          </table:table-cell>
          <table:table-cell office:value-type="float" office:value="0.25989659428571432" table:formula="of:=[.C11]*[.C$25]" table:style-name="ce1">
            <text:p>0.259896594</text:p>
          </table:table-cell>
          <table:table-cell office:value-type="float" office:value="0.20420621357142857" table:formula="of:=[.D11]*[.D$25]" table:style-name="ce1">
            <text:p>0.204206214</text:p>
          </table:table-cell>
          <table:table-cell office:value-type="float" office:value="0.17086947428571428" table:formula="of:=[.E11]*[.E$25]" table:style-name="ce1">
            <text:p>0.170869474</text:p>
          </table:table-cell>
          <table:table-cell office:value-type="float" office:value="0.14805060714285714" table:formula="of:=[.F11]*[.F$25]" table:style-name="ce1">
            <text:p>0.148050607</text:p>
          </table:table-cell>
          <table:table-cell office:value-type="float" office:value="0.12879358714285716" table:formula="of:=[.G11]*[.G$25]" table:style-name="ce1">
            <text:p>0.128793587</text:p>
          </table:table-cell>
          <table:table-cell office:value-type="float" office:value="0.10830558357142857" table:formula="of:=[.H11]*[.H$25]" table:style-name="ce1">
            <text:p>0.108305584</text:p>
          </table:table-cell>
          <table:table-cell office:value-type="float" office:value="8.019960000000001E-2" table:formula="of:=[.I11]*[.I$25]" table:style-name="ce1">
            <text:p>0.0801996</text:p>
          </table:table-cell>
          <table:table-cell office:value-type="float" office:value="3.2168982857142862E-2" table:formula="of:=[.J11]*[.J$25]" table:style-name="ce1">
            <text:p>0.032168983</text:p>
          </table:table-cell>
          <table:table-cell office:value-type="float" office:value="-5.8444090000000004E-2" table:formula="of:=[.K11]*[.K$25]" table:style-name="ce1">
            <text:p>-0.0584440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37757988999999997" table:formula="of:=[.B12]*[.B$25]" table:style-name="ce1">
            <text:p>0.37757989</text:p>
          </table:table-cell>
          <table:table-cell office:value-type="float" office:value="0.30608297857142858" table:formula="of:=[.C12]*[.C$25]" table:style-name="ce1">
            <text:p>0.306082979</text:p>
          </table:table-cell>
          <table:table-cell office:value-type="float" office:value="0.25312293642857142" table:formula="of:=[.D12]*[.D$25]" table:style-name="ce1">
            <text:p>0.253122936</text:p>
          </table:table-cell>
          <table:table-cell office:value-type="float" office:value="0.21856692000000003" table:formula="of:=[.E12]*[.E$25]" table:style-name="ce1">
            <text:p>0.21856692</text:p>
          </table:table-cell>
          <table:table-cell office:value-type="float" office:value="0.19117358357142858" table:formula="of:=[.F12]*[.F$25]" table:style-name="ce1">
            <text:p>0.191173584</text:p>
          </table:table-cell>
          <table:table-cell office:value-type="float" office:value="0.16603234714285714" table:formula="of:=[.G12]*[.G$25]" table:style-name="ce1">
            <text:p>0.166032347</text:p>
          </table:table-cell>
          <table:table-cell office:value-type="float" office:value="0.14130299714285716" table:formula="of:=[.H12]*[.H$25]" table:style-name="ce1">
            <text:p>0.141302997</text:p>
          </table:table-cell>
          <table:table-cell office:value-type="float" office:value="0.11357688000000001" table:formula="of:=[.I12]*[.I$25]" table:style-name="ce1">
            <text:p>0.11357688</text:p>
          </table:table-cell>
          <table:table-cell office:value-type="float" office:value="7.2348831428571431E-2" table:formula="of:=[.J12]*[.J$25]" table:style-name="ce1">
            <text:p>0.072348831</text:p>
          </table:table-cell>
          <table:table-cell office:value-type="float" office:value="-5.9496742857142858E-3" table:formula="of:=[.K12]*[.K$25]" table:style-name="ce1">
            <text:p>-0.005949674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1912222500000001" table:formula="of:=[.B13]*[.B$25]" table:style-name="ce1">
            <text:p>0.419122225</text:p>
          </table:table-cell>
          <table:table-cell office:value-type="float" office:value="0.3566259257142857" table:formula="of:=[.C13]*[.C$25]" table:style-name="ce1">
            <text:p>0.356625926</text:p>
          </table:table-cell>
          <table:table-cell office:value-type="float" office:value="0.30798064928571428" table:formula="of:=[.D13]*[.D$25]" table:style-name="ce1">
            <text:p>0.307980649</text:p>
          </table:table-cell>
          <table:table-cell office:value-type="float" office:value="0.27378780000000003" table:formula="of:=[.E13]*[.E$25]" table:style-name="ce1">
            <text:p>0.2737878</text:p>
          </table:table-cell>
          <table:table-cell office:value-type="float" office:value="0.24310322285714286" table:formula="of:=[.F13]*[.F$25]" table:style-name="ce1">
            <text:p>0.243103223</text:p>
          </table:table-cell>
          <table:table-cell office:value-type="float" office:value="0.21274504714285716" table:formula="of:=[.G13]*[.G$25]" table:style-name="ce1">
            <text:p>0.212745047</text:p>
          </table:table-cell>
          <table:table-cell office:value-type="float" office:value="0.18349583785714288" table:formula="of:=[.H13]*[.H$25]" table:style-name="ce1">
            <text:p>0.183495838</text:p>
          </table:table-cell>
          <table:table-cell office:value-type="float" office:value="0.15460100000000002" table:formula="of:=[.I13]*[.I$25]" table:style-name="ce1">
            <text:p>0.154601</text:p>
          </table:table-cell>
          <table:table-cell office:value-type="float" office:value="0.11704852071428573" table:formula="of:=[.J13]*[.J$25]" table:style-name="ce1">
            <text:p>0.117048521</text:p>
          </table:table-cell>
          <table:table-cell office:value-type="float" office:value="4.6089891428571429E-2" table:formula="of:=[.K13]*[.K$25]" table:style-name="ce1">
            <text:p>0.046089891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65836635" table:formula="of:=[.B14]*[.B$25]" table:style-name="ce1">
            <text:p>0.465836635</text:p>
          </table:table-cell>
          <table:table-cell office:value-type="float" office:value="0.41291060285714287" table:formula="of:=[.C14]*[.C$25]" table:style-name="ce1">
            <text:p>0.412910603</text:p>
          </table:table-cell>
          <table:table-cell office:value-type="float" office:value="0.36956906357142855" table:formula="of:=[.D14]*[.D$25]" table:style-name="ce1">
            <text:p>0.369569064</text:p>
          </table:table-cell>
          <table:table-cell office:value-type="float" office:value="0.33717193714285715" table:formula="of:=[.E14]*[.E$25]" table:style-name="ce1">
            <text:p>0.337171937</text:p>
          </table:table-cell>
          <table:table-cell office:value-type="float" office:value="0.30475951928571432" table:formula="of:=[.F14]*[.F$25]" table:style-name="ce1">
            <text:p>0.304759519</text:p>
          </table:table-cell>
          <table:table-cell office:value-type="float" office:value="0.27050567142857146" table:formula="of:=[.G14]*[.G$25]" table:style-name="ce1">
            <text:p>0.270505671</text:p>
          </table:table-cell>
          <table:table-cell office:value-type="float" office:value="0.23738931500000002" table:formula="of:=[.H14]*[.H$25]" table:style-name="ce1">
            <text:p>0.237389315</text:p>
          </table:table-cell>
          <table:table-cell office:value-type="float" office:value="0.20685052000000001" table:formula="of:=[.I14]*[.I$25]" table:style-name="ce1">
            <text:p>0.20685052</text:p>
          </table:table-cell>
          <table:table-cell office:value-type="float" office:value="0.17089211785714287" table:formula="of:=[.J14]*[.J$25]" table:style-name="ce1">
            <text:p>0.170892118</text:p>
          </table:table-cell>
          <table:table-cell office:value-type="float" office:value="0.10310209000000001" table:formula="of:=[.K14]*[.K$25]" table:style-name="ce1">
            <text:p>0.10310209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1987005500000005" table:formula="of:=[.B15]*[.B$25]" table:style-name="ce1">
            <text:p>0.519870055</text:p>
          </table:table-cell>
          <table:table-cell office:value-type="float" office:value="0.47578508571428574" table:formula="of:=[.C15]*[.C$25]" table:style-name="ce1">
            <text:p>0.475785086</text:p>
          </table:table-cell>
          <table:table-cell office:value-type="float" office:value="0.43778757428571435" table:formula="of:=[.D15]*[.D$25]" table:style-name="ce1">
            <text:p>0.437787574</text:p>
          </table:table-cell>
          <table:table-cell office:value-type="float" office:value="0.40817429714285719" table:formula="of:=[.E15]*[.E$25]" table:style-name="ce1">
            <text:p>0.408174297</text:p>
          </table:table-cell>
          <table:table-cell office:value-type="float" office:value="0.37566930785714286" table:formula="of:=[.F15]*[.F$25]" table:style-name="ce1">
            <text:p>0.375669308</text:p>
          </table:table-cell>
          <table:table-cell office:value-type="float" office:value="0.33939118285714287" table:formula="of:=[.G15]*[.G$25]" table:style-name="ce1">
            <text:p>0.339391183</text:p>
          </table:table-cell>
          <table:table-cell office:value-type="float" office:value="0.30402368499999999" table:formula="of:=[.H15]*[.H$25]" table:style-name="ce1">
            <text:p>0.304023685</text:p>
          </table:table-cell>
          <table:table-cell office:value-type="float" office:value="0.27262882000000005" table:formula="of:=[.I15]*[.I$25]" table:style-name="ce1">
            <text:p>0.27262882</text:p>
          </table:table-cell>
          <table:table-cell office:value-type="float" office:value="0.23759703214285716" table:formula="of:=[.J15]*[.J$25]" table:style-name="ce1">
            <text:p>0.237597032</text:p>
          </table:table-cell>
          <table:table-cell office:value-type="float" office:value="0.1701753342857143" table:formula="of:=[.K15]*[.K$25]" table:style-name="ce1">
            <text:p>0.170175334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57806844000000002" table:formula="of:=[.B16]*[.B$25]" table:style-name="ce1">
            <text:p>0.57806844</text:p>
          </table:table-cell>
          <table:table-cell office:value-type="float" office:value="0.54529737857142857" table:formula="of:=[.C16]*[.C$25]" table:style-name="ce1">
            <text:p>0.545297379</text:p>
          </table:table-cell>
          <table:table-cell office:value-type="float" office:value="0.51133209857142858" table:formula="of:=[.D16]*[.D$25]" table:style-name="ce1">
            <text:p>0.511332099</text:p>
          </table:table-cell>
          <table:table-cell office:value-type="float" office:value="0.48470135999999997" table:formula="of:=[.E16]*[.E$25]" table:style-name="ce1">
            <text:p>0.48470136</text:p>
          </table:table-cell>
          <table:table-cell office:value-type="float" office:value="0.45353962571428574" table:formula="of:=[.F16]*[.F$25]" table:style-name="ce1">
            <text:p>0.453539626</text:p>
          </table:table-cell>
          <table:table-cell office:value-type="float" office:value="0.41749722" table:formula="of:=[.G16]*[.G$25]" table:style-name="ce1">
            <text:p>0.41749722</text:p>
          </table:table-cell>
          <table:table-cell office:value-type="float" office:value="0.38241565071428574" table:formula="of:=[.H16]*[.H$25]" table:style-name="ce1">
            <text:p>0.382415651</text:p>
          </table:table-cell>
          <table:table-cell office:value-type="float" office:value="0.35232704000000004" table:formula="of:=[.I16]*[.I$25]" table:style-name="ce1">
            <text:p>0.35232704</text:p>
          </table:table-cell>
          <table:table-cell office:value-type="float" office:value="0.31925451642857144" table:formula="of:=[.J16]*[.J$25]" table:style-name="ce1">
            <text:p>0.319254516</text:p>
          </table:table-cell>
          <table:table-cell office:value-type="float" office:value="0.25126504714285719" table:formula="of:=[.K16]*[.K$25]" table:style-name="ce1">
            <text:p>0.251265047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5097977500000004" table:formula="of:=[.B17]*[.B$25]" table:style-name="ce1">
            <text:p>0.650979775</text:p>
          </table:table-cell>
          <table:table-cell office:value-type="float" office:value="0.62045400142857143" table:formula="of:=[.C17]*[.C$25]" table:style-name="ce1">
            <text:p>0.620454001</text:p>
          </table:table-cell>
          <table:table-cell office:value-type="float" office:value="0.58740309428571436" table:formula="of:=[.D17]*[.D$25]" table:style-name="ce1">
            <text:p>0.587403094</text:p>
          </table:table-cell>
          <table:table-cell office:value-type="float" office:value="0.56275974857142852" table:formula="of:=[.E17]*[.E$25]" table:style-name="ce1">
            <text:p>0.562759749</text:p>
          </table:table-cell>
          <table:table-cell office:value-type="float" office:value="0.53384950857142854" table:formula="of:=[.F17]*[.F$25]" table:style-name="ce1">
            <text:p>0.533849509</text:p>
          </table:table-cell>
          <table:table-cell office:value-type="float" office:value="0.50045567142857139" table:formula="of:=[.G17]*[.G$25]" table:style-name="ce1">
            <text:p>0.500455671</text:p>
          </table:table-cell>
          <table:table-cell office:value-type="float" office:value="0.46901574928571432" table:formula="of:=[.H17]*[.H$25]" table:style-name="ce1">
            <text:p>0.469015749</text:p>
          </table:table-cell>
          <table:table-cell office:value-type="float" office:value="0.44381140000000002" table:formula="of:=[.I17]*[.I$25]" table:style-name="ce1">
            <text:p>0.4438114</text:p>
          </table:table-cell>
          <table:table-cell office:value-type="float" office:value="0.41563930714285713" table:formula="of:=[.J17]*[.J$25]" table:style-name="ce1">
            <text:p>0.415639307</text:p>
          </table:table-cell>
          <table:table-cell office:value-type="float" office:value="0.34841155571428573" table:formula="of:=[.K17]*[.K$25]" table:style-name="ce1">
            <text:p>0.348411556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3472611499999996" table:formula="of:=[.B18]*[.B$25]" table:style-name="ce1">
            <text:p>0.734726115</text:p>
          </table:table-cell>
          <table:table-cell office:value-type="float" office:value="0.69898066428571426" table:formula="of:=[.C18]*[.C$25]" table:style-name="ce1">
            <text:p>0.698980664</text:p>
          </table:table-cell>
          <table:table-cell office:value-type="float" office:value="0.66142114285714282" table:formula="of:=[.D18]*[.D$25]" table:style-name="ce1">
            <text:p>0.661421143</text:p>
          </table:table-cell>
          <table:table-cell office:value-type="float" office:value="0.63611793142857143" table:formula="of:=[.E18]*[.E$25]" table:style-name="ce1">
            <text:p>0.636117931</text:p>
          </table:table-cell>
          <table:table-cell office:value-type="float" office:value="0.60945319928571429" table:formula="of:=[.F18]*[.F$25]" table:style-name="ce1">
            <text:p>0.609453199</text:p>
          </table:table-cell>
          <table:table-cell office:value-type="float" office:value="0.58098603857142861" table:formula="of:=[.G18]*[.G$25]" table:style-name="ce1">
            <text:p>0.580986039</text:p>
          </table:table-cell>
          <table:table-cell office:value-type="float" office:value="0.55718272785714285" table:formula="of:=[.H18]*[.H$25]" table:style-name="ce1">
            <text:p>0.557182728</text:p>
          </table:table-cell>
          <table:table-cell office:value-type="float" office:value="0.54182218000000004" table:formula="of:=[.I18]*[.I$25]" table:style-name="ce1">
            <text:p>0.54182218</text:p>
          </table:table-cell>
          <table:table-cell office:value-type="float" office:value="0.52354055785714282" table:formula="of:=[.J18]*[.J$25]" table:style-name="ce1">
            <text:p>0.523540558</text:p>
          </table:table-cell>
          <table:table-cell office:value-type="float" office:value="0.46099697285714292" table:formula="of:=[.K18]*[.K$25]" table:style-name="ce1">
            <text:p>0.46099697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136464550000001" table:formula="of:=[.B19]*[.B$25]" table:style-name="ce1">
            <text:p>0.813646455</text:p>
          </table:table-cell>
          <table:table-cell office:value-type="float" office:value="0.77710798714285712" table:formula="of:=[.C19]*[.C$25]" table:style-name="ce1">
            <text:p>0.777107987</text:p>
          </table:table-cell>
          <table:table-cell office:value-type="float" office:value="0.72675690428571427" table:formula="of:=[.D19]*[.D$25]" table:style-name="ce1">
            <text:p>0.726756904</text:p>
          </table:table-cell>
          <table:table-cell office:value-type="float" office:value="0.6959875371428571" table:formula="of:=[.E19]*[.E$25]" table:style-name="ce1">
            <text:p>0.695987537</text:p>
          </table:table-cell>
          <table:table-cell office:value-type="float" office:value="0.67020442499999999" table:formula="of:=[.F19]*[.F$25]" table:style-name="ce1">
            <text:p>0.670204425</text:p>
          </table:table-cell>
          <table:table-cell office:value-type="float" office:value="0.64844961428571435" table:formula="of:=[.G19]*[.G$25]" table:style-name="ce1">
            <text:p>0.648449614</text:p>
          </table:table-cell>
          <table:table-cell office:value-type="float" office:value="0.63668090285714296" table:formula="of:=[.H19]*[.H$25]" table:style-name="ce1">
            <text:p>0.636680903</text:p>
          </table:table-cell>
          <table:table-cell office:value-type="float" office:value="0.63740132000000005" table:formula="of:=[.I19]*[.I$25]" table:style-name="ce1">
            <text:p>0.63740132</text:p>
          </table:table-cell>
          <table:table-cell office:value-type="float" office:value="0.63610398000000001" table:formula="of:=[.J19]*[.J$25]" table:style-name="ce1">
            <text:p>0.63610398</text:p>
          </table:table-cell>
          <table:table-cell office:value-type="float" office:value="0.58500444142857144" table:formula="of:=[.K19]*[.K$25]" table:style-name="ce1">
            <text:p>0.585004441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86228872499999998" table:formula="of:=[.B20]*[.B$25]" table:style-name="ce1">
            <text:p>0.862288725</text:p>
          </table:table-cell>
          <table:table-cell office:value-type="float" office:value="0.8493586114285715" table:formula="of:=[.C20]*[.C$25]" table:style-name="ce1">
            <text:p>0.849358611</text:p>
          </table:table-cell>
          <table:table-cell office:value-type="float" office:value="0.77447998285714292" table:formula="of:=[.D20]*[.D$25]" table:style-name="ce1">
            <text:p>0.774479983</text:p>
          </table:table-cell>
          <table:table-cell office:value-type="float" office:value="0.7307169257142857" table:formula="of:=[.E20]*[.E$25]" table:style-name="ce1">
            <text:p>0.730716926</text:p>
          </table:table-cell>
          <table:table-cell office:value-type="float" office:value="0.70259472000000001" table:formula="of:=[.F20]*[.F$25]" table:style-name="ce1">
            <text:p>0.70259472</text:p>
          </table:table-cell>
          <table:table-cell office:value-type="float" office:value="0.68843088000000008" table:formula="of:=[.G20]*[.G$25]" table:style-name="ce1">
            <text:p>0.68843088</text:p>
          </table:table-cell>
          <table:table-cell office:value-type="float" office:value="0.69318851142857141" table:formula="of:=[.H20]*[.H$25]" table:style-name="ce1">
            <text:p>0.693188511</text:p>
          </table:table-cell>
          <table:table-cell office:value-type="float" office:value="0.69397246000000001" table:formula="of:=[.I20]*[.I$25]" table:style-name="ce1">
            <text:p>0.69397246</text:p>
          </table:table-cell>
          <table:table-cell office:value-type="float" office:value="0.6925599621428572" table:formula="of:=[.J20]*[.J$25]" table:style-name="ce1">
            <text:p>0.692559962</text:p>
          </table:table-cell>
          <table:table-cell office:value-type="float" office:value="0.63692586428571429" table:formula="of:=[.K20]*[.K$25]" table:style-name="ce1">
            <text:p>0.636925864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87555451000000006" table:formula="of:=[.B21]*[.B$25]" table:style-name="ce1">
            <text:p>0.87555451</text:p>
          </table:table-cell>
          <table:table-cell office:value-type="float" office:value="0.86242551714285709" table:formula="of:=[.C21]*[.C$25]" table:style-name="ce1">
            <text:p>0.862425517</text:p>
          </table:table-cell>
          <table:table-cell office:value-type="float" office:value="0.7931138442857143" table:formula="of:=[.D21]*[.D$25]" table:style-name="ce1">
            <text:p>0.793113844</text:p>
          </table:table-cell>
          <table:table-cell office:value-type="float" office:value="0.74829857142857137" table:formula="of:=[.E21]*[.E$25]" table:style-name="ce1">
            <text:p>0.748298571</text:p>
          </table:table-cell>
          <table:table-cell office:value-type="float" office:value="0.71949961500000004" table:formula="of:=[.F21]*[.F$25]" table:style-name="ce1">
            <text:p>0.719499615</text:p>
          </table:table-cell>
          <table:table-cell office:value-type="float" office:value="0.70499572714285719" table:formula="of:=[.G21]*[.G$25]" table:style-name="ce1">
            <text:p>0.704995727</text:p>
          </table:table-cell>
          <table:table-cell office:value-type="float" office:value="0.70986758928571425" table:formula="of:=[.H21]*[.H$25]" table:style-name="ce1">
            <text:p>0.709867589</text:p>
          </table:table-cell>
          <table:table-cell office:value-type="float" office:value="0.71067064000000013" table:formula="of:=[.I21]*[.I$25]" table:style-name="ce1">
            <text:p>0.71067064</text:p>
          </table:table-cell>
          <table:table-cell office:value-type="float" office:value="0.70922386285714278" table:formula="of:=[.J21]*[.J$25]" table:style-name="ce1">
            <text:p>0.709223863</text:p>
          </table:table-cell>
          <table:table-cell office:value-type="float" office:value="0.6522501742857143" table:formula="of:=[.K21]*[.K$25]" table:style-name="ce1">
            <text:p>0.652250174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88439878999999999" table:formula="of:=[.B22]*[.B$25]" table:style-name="ce1">
            <text:p>0.88439879</text:p>
          </table:table-cell>
          <table:table-cell office:value-type="float" office:value="0.87113725142857146" table:formula="of:=[.C22]*[.C$25]" table:style-name="ce1">
            <text:p>0.871137251</text:p>
          </table:table-cell>
          <table:table-cell office:value-type="float" office:value="0.80886571285714293" table:formula="of:=[.D22]*[.D$25]" table:style-name="ce1">
            <text:p>0.808865713</text:p>
          </table:table-cell>
          <table:table-cell office:value-type="float" office:value="0.76315994857142866" table:formula="of:=[.E22]*[.E$25]" table:style-name="ce1">
            <text:p>0.763159949</text:p>
          </table:table-cell>
          <table:table-cell office:value-type="float" office:value="0.73378849571428573" table:formula="of:=[.F22]*[.F$25]" table:style-name="ce1">
            <text:p>0.733788496</text:p>
          </table:table-cell>
          <table:table-cell office:value-type="float" office:value="0.71899639714285724" table:formula="of:=[.G22]*[.G$25]" table:style-name="ce1">
            <text:p>0.718996397</text:p>
          </table:table-cell>
          <table:table-cell office:value-type="float" office:value="0.7239655121428572" table:formula="of:=[.H22]*[.H$25]" table:style-name="ce1">
            <text:p>0.723965512</text:p>
          </table:table-cell>
          <table:table-cell office:value-type="float" office:value="0.72478454000000003" table:formula="of:=[.I22]*[.I$25]" table:style-name="ce1">
            <text:p>0.72478454</text:p>
          </table:table-cell>
          <table:table-cell office:value-type="float" office:value="0.72330899999999998" table:formula="of:=[.J22]*[.J$25]" table:style-name="ce1">
            <text:p>0.723309</text:p>
          </table:table-cell>
          <table:table-cell office:value-type="float" office:value="0.66520453857142858" table:formula="of:=[.K22]*[.K$25]" table:style-name="ce1">
            <text:p>0.665204539</text:p>
          </table:table-cell>
          <table:table-cell table:number-columns-repeated="16373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nathan Kevin</meta:initial-creator>
    <dc:creator>Jonathan Kevin</dc:creator>
    <meta:creation-date>2021-10-04T07:50:46Z</meta:creation-date>
    <dc:date>2021-10-12T13:31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